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ventLocatorImpl.ValidationEventLocatorImpl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idationEventLocatorImp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setColumnNumber(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ValidationEventLocatorImpl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EventLocatorImpl.set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ValidationEventLocatorImpl( Locator 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EventLocatorImpl.toURL(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EventLocatorImpl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set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EventLocatorImpl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ValidationEventLocatorImpl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EventLocatorImpl.set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setLineNumber(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LocatorImpl.ValidationEventLocat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idationEventLocatorImpl.se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